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2" style:family="paragraph" style:parent-style-name="Standard">
      <style:text-properties officeooo:rsid="00154e90" officeooo:paragraph-rsid="00154e90"/>
    </style:style>
    <style:style style:name="P3" style:family="paragraph" style:parent-style-name="Standard">
      <style:text-properties officeooo:rsid="0016bcae" officeooo:paragraph-rsid="0016bcae"/>
    </style:style>
    <style:style style:name="P4" style:family="paragraph" style:parent-style-name="Standard">
      <style:text-properties officeooo:rsid="001d4068" officeooo:paragraph-rsid="001d4068"/>
    </style:style>
    <style:style style:name="T1" style:family="text">
      <style:text-properties officeooo:rsid="00154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securityDefinitions": {</text:p>
      <text:p text:style-name="P1">"Bearer": {</text:p>
      <text:p text:style-name="P1">"type": "apiKey",</text:p>
      <text:p text:style-name="P1">"name": "Authorization",</text:p>
      <text:p text:style-name="P1">"in": "header"</text:p>
      <text:p text:style-name="P1">}</text:p>
      <text:p text:style-name="P1">},</text:p>
      <text:p text:style-name="Standard"/>
      <text:p text:style-name="Standard"/>
      <text:p text:style-name="P3">RazorPay Details</text:p>
      <text:p text:style-name="P3">--------------------------------------------------</text:p>
      <text:p text:style-name="Standard"/>
      <text:p text:style-name="Standard"><text:span text:style-name="T1">key: <text:s text:c="6"/></text:span>rzp_test_Nmaffakwo6aMqf</text:p>
      <text:p text:style-name="Standard"/>
      <text:p text:style-name="P2">secret: <text:s text:c="3"/>GhkJpX1NOMS3UeM1Whe1yPl9</text:p>
      <text:p text:style-name="P2"/>
      <text:p text:style-name="P2"/>
      <text:p text:style-name="P2"/>
      <text:p text:style-name="P4">aws key: <text:s/>AKIAX7W6U3G74J72KGEJ</text:p>
      <text:p text:style-name="P4">secret_key: PmMnpzYm+Hf+JcpFAo4TQvS2mA95mY6v9kLopeZ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21:00:38.362583837</meta:creation-date>
    <dc:date>2023-07-12T09:16:10.587738085</dc:date>
    <meta:editing-duration>PT1H12M2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4" meta:character-count="310" meta:non-whitespace-character-count="289"/>
  </office:meta>
</office:document-meta>
</file>